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57.74pt"/>
    </style:style>
    <style:style style:name="co7" style:family="table-column">
      <style:table-column-properties fo:break-before="auto" style:column-width="68.26pt"/>
    </style:style>
    <style:style style:name="co8" style:family="table-column">
      <style:table-column-properties fo:break-before="auto" style:column-width="6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8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8"/>
        <table:table-column table:style-name="co7" table:default-cell-style-name="ce3"/>
        <table:table-column table:style-name="co8" table:number-columns-repeated="1015" table:default-cell-style-name="ce8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forks</text:p>
          </table:table-cell>
          <table:table-cell table:style-name="ce1" office:value-type="string" calcext:value-type="string">
            <text:p>sched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ystem</text:p>
          </table:table-cell>
          <table:table-cell table:style-name="ce6" office:value-type="string" calcext:value-type="string">
            <text:p>CPU</text:p>
          </table:table-cell>
          <table:table-cell table:style-name="ce1" office:value-type="string" calcext:value-type="string">
            <text:p>I-switched</text:p>
          </table:table-cell>
          <table:table-cell table:style-name="ce1" office:value-type="string" calcext:value-type="string">
            <text:p>V-switched</text:p>
            <draw:frame table:end-cell-address="data.Q21" table:end-x="4.71pt" table:end-y="6.07pt" draw:z-index="6" draw:style-name="gr1" draw:text-style-name="P1" svg:width="445.89pt" svg:height="255.2pt" svg:x="68.06pt" svg:y="6.86pt">
              <loext:p draw:notify-on-update-of-ranges="data.C2:data.C10 data.E2:data.E10 data.F2:data.F10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>
            <draw:frame table:end-cell-address="data.Q22" table:end-x="17.35pt" table:end-y="9.84pt" draw:z-index="0" draw:style-name="gr1" draw:text-style-name="P1" svg:width="448.67pt" svg:height="267.45pt" svg:x="9.67pt" svg:y="11.17pt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data.Q21" table:end-x="18.14pt" table:end-y="9.84pt" draw:z-index="3" draw:style-name="gr1" draw:text-style-name="P1" svg:width="447.08pt" svg:height="255.23pt" svg:x="12.05pt" svg:y="10.6pt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8.97" calcext:value-type="float">
            <text:p>8.97</text:p>
          </table:table-cell>
          <table:table-cell table:style-name="ce2" office:value-type="float" office:value="0.03" calcext:value-type="float">
            <text:p>0.03</text:p>
          </table:table-cell>
          <table:table-cell table:style-name="ce7" office:value-type="string" calcext:value-type="string">
            <text:p>394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2.25" calcext:value-type="float">
            <text:p>2.25</text:p>
          </table:table-cell>
          <table:table-cell table:style-name="ce5" office:value-type="float" office:value="8.98" calcext:value-type="float">
            <text:p>8.98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398</text:p>
          </table:table-cell>
          <table:table-cell office:value-type="float" office:value="2479" calcext:value-type="float">
            <text:p>2479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RR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385</text:p>
          </table:table-cell>
          <table:table-cell office:value-type="float" office:value="221" calcext:value-type="float">
            <text:p>221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float" office:value="22.88" calcext:value-type="float">
            <text:p>22.88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0.15" calcext:value-type="float">
            <text:p>0.15</text:p>
          </table:table-cell>
          <table:table-cell table:style-name="ce7" office:value-type="string" calcext:value-type="string">
            <text:p>393</text:p>
          </table:table-cell>
          <table:table-cell office:value-type="float" office:value="2159" calcext:value-type="float">
            <text:p>2159</text:p>
          </table:table-cell>
          <table:table-cell table:style-name="ce2" office:value-type="float" office:value="1237" calcext:value-type="float">
            <text:p>1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22.55" calcext:value-type="float">
            <text:p>22.55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0.14" calcext:value-type="float">
            <text:p>0.14</text:p>
          </table:table-cell>
          <table:table-cell table:style-name="ce7" office:value-type="string" calcext:value-type="string">
            <text:p>398</text:p>
          </table:table-cell>
          <table:table-cell office:value-type="float" office:value="24869" calcext:value-type="float">
            <text:p>24869</text:p>
          </table:table-cell>
          <table:table-cell table:style-name="ce2" office:value-type="float" office:value="2108" calcext:value-type="float">
            <text:p>21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RR</text:p>
          </table:table-cell>
          <table:table-cell table:style-name="ce2" office:value-type="float" office:value="23.11" calcext:value-type="float">
            <text:p>23.11</text:p>
          </table:table-cell>
          <table:table-cell table:style-name="ce2" office:value-type="float" office:value="89.82" calcext:value-type="float">
            <text:p>89.82</text:p>
          </table:table-cell>
          <table:table-cell table:style-name="ce2" office:value-type="float" office:value="0.14" calcext:value-type="float">
            <text:p>0.14</text:p>
          </table:table-cell>
          <table:table-cell table:style-name="ce7" office:value-type="string" calcext:value-type="string">
            <text:p>389</text:p>
          </table:table-cell>
          <table:table-cell office:value-type="float" office:value="2213" calcext:value-type="float">
            <text:p>2213</text:p>
          </table:table-cell>
          <table:table-cell table:style-name="ce2" office:value-type="float" office:value="1202" calcext:value-type="float">
            <text:p>12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float" office:value="229.17" calcext:value-type="float">
            <text:p>229.17</text:p>
          </table:table-cell>
          <table:table-cell table:style-name="ce2" office:value-type="float" office:value="901.53" calcext:value-type="float">
            <text:p>901.53</text:p>
          </table:table-cell>
          <table:table-cell table:style-name="ce2" office:value-type="float" office:value="1.27" calcext:value-type="float">
            <text:p>1.27</text:p>
          </table:table-cell>
          <table:table-cell table:style-name="ce7" office:value-type="string" calcext:value-type="string">
            <text:p>393</text:p>
          </table:table-cell>
          <table:table-cell office:value-type="float" office:value="21456" calcext:value-type="float">
            <text:p>21456</text:p>
          </table:table-cell>
          <table:table-cell table:style-name="ce2" office:value-type="float" office:value="12163" calcext:value-type="float">
            <text:p>121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224.86" calcext:value-type="float">
            <text:p>224.86</text:p>
          </table:table-cell>
          <table:table-cell table:style-name="ce2" office:value-type="float" office:value="896.72" calcext:value-type="float">
            <text:p>896.72</text:p>
          </table:table-cell>
          <table:table-cell table:style-name="ce2" office:value-type="float" office:value="1.34" calcext:value-type="float">
            <text:p>1.34</text:p>
          </table:table-cell>
          <table:table-cell table:style-name="ce7" office:value-type="string" calcext:value-type="string">
            <text:p>399</text:p>
          </table:table-cell>
          <table:table-cell office:value-type="float" office:value="258793" calcext:value-type="float">
            <text:p>258793</text:p>
          </table:table-cell>
          <table:table-cell table:style-name="ce2" office:value-type="float" office:value="11785" calcext:value-type="float">
            <text:p>117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RR</text:p>
          </table:table-cell>
          <table:table-cell table:style-name="ce2" office:value-type="float" office:value="228.82" calcext:value-type="float">
            <text:p>228.82</text:p>
          </table:table-cell>
          <table:table-cell table:style-name="ce2" office:value-type="float" office:value="900.64" calcext:value-type="float">
            <text:p>900.64</text:p>
          </table:table-cell>
          <table:table-cell table:style-name="ce2" office:value-type="float" office:value="1.27" calcext:value-type="float">
            <text:p>1.27</text:p>
          </table:table-cell>
          <table:table-cell table:style-name="ce7" office:value-type="string" calcext:value-type="string">
            <text:p>394</text:p>
          </table:table-cell>
          <table:table-cell office:value-type="float" office:value="22499" calcext:value-type="float">
            <text:p>22499</text:p>
          </table:table-cell>
          <table:table-cell table:style-name="ce2" office:value-type="float" office:value="11992" calcext:value-type="float">
            <text:p>119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56" calcext:value-type="float">
            <text:p>0.56</text:p>
          </table:table-cell>
          <table:table-cell table:style-name="ce7" office:value-type="string" calcext:value-type="string">
            <text:p>39</text:p>
          </table:table-cell>
          <table:table-cell office:value-type="float" office:value="253" calcext:value-type="float">
            <text:p>253</text:p>
          </table:table-cell>
          <table:table-cell table:style-name="ce2" office:value-type="float" office:value="30137" calcext:value-type="float">
            <text:p>301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3" calcext:value-type="float">
            <text:p>0.43</text:p>
          </table:table-cell>
          <table:table-cell table:style-name="ce7" office:value-type="string" calcext:value-type="string">
            <text:p>31</text:p>
          </table:table-cell>
          <table:table-cell office:value-type="float" office:value="177" calcext:value-type="float">
            <text:p>177</text:p>
          </table:table-cell>
          <table:table-cell table:style-name="ce2" office:value-type="float" office:value="30354" calcext:value-type="float">
            <text:p>303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RR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61" calcext:value-type="float">
            <text:p>0.61</text:p>
          </table:table-cell>
          <table:table-cell table:style-name="ce7" office:value-type="string" calcext:value-type="string">
            <text:p>44</text:p>
          </table:table-cell>
          <table:table-cell office:value-type="float" office:value="254" calcext:value-type="float">
            <text:p>254</text:p>
          </table:table-cell>
          <table:table-cell table:style-name="ce2" office:value-type="float" office:value="30167" calcext:value-type="float">
            <text:p>301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4" calcext:value-type="float">
            <text:p>0.34</text:p>
          </table:table-cell>
          <table:table-cell table:style-name="ce7" office:value-type="string" calcext:value-type="string">
            <text:p>314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054" calcext:value-type="float">
            <text:p>10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09" calcext:value-type="float">
            <text:p>4.09</text:p>
          </table:table-cell>
          <table:table-cell table:style-name="ce7" office:value-type="string" calcext:value-type="string">
            <text:p>71</text:p>
          </table:table-cell>
          <table:table-cell office:value-type="float" office:value="5329" calcext:value-type="float">
            <text:p>5329</text:p>
          </table:table-cell>
          <table:table-cell table:style-name="ce2" office:value-type="float" office:value="331011" calcext:value-type="float">
            <text:p>3310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RR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87" calcext:value-type="float">
            <text:p>3.87</text:p>
          </table:table-cell>
          <table:table-cell table:style-name="ce7" office:value-type="string" calcext:value-type="string">
            <text:p>83</text:p>
          </table:table-cell>
          <table:table-cell office:value-type="float" office:value="3429" calcext:value-type="float">
            <text:p>3429</text:p>
          </table:table-cell>
          <table:table-cell table:style-name="ce2" office:value-type="float" office:value="336151" calcext:value-type="float">
            <text:p>3361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float" office:value="94.24" calcext:value-type="float">
            <text:p>94.24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64.83" calcext:value-type="float">
            <text:p>64.83</text:p>
          </table:table-cell>
          <table:table-cell table:style-name="ce7" office:value-type="string" calcext:value-type="string">
            <text:p>71</text:p>
          </table:table-cell>
          <table:table-cell office:value-type="float" office:value="48871" calcext:value-type="float">
            <text:p>48871</text:p>
          </table:table-cell>
          <table:table-cell table:style-name="ce2" office:value-type="float" office:value="4185427" calcext:value-type="float">
            <text:p>41854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94.22" calcext:value-type="float">
            <text:p>94.22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65.19" calcext:value-type="float">
            <text:p>65.19</text:p>
          </table:table-cell>
          <table:table-cell table:style-name="ce7" office:value-type="string" calcext:value-type="string">
            <text:p>71</text:p>
          </table:table-cell>
          <table:table-cell office:value-type="float" office:value="84235" calcext:value-type="float">
            <text:p>84235</text:p>
          </table:table-cell>
          <table:table-cell table:style-name="ce2" office:value-type="float" office:value="4882731" calcext:value-type="float">
            <text:p>48827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RR</text:p>
          </table:table-cell>
          <table:table-cell table:style-name="ce2" office:value-type="float" office:value="100.56" calcext:value-type="float">
            <text:p>100.56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65.27" calcext:value-type="float">
            <text:p>65.27</text:p>
          </table:table-cell>
          <table:table-cell table:style-name="ce7" office:value-type="string" calcext:value-type="string">
            <text:p>67</text:p>
          </table:table-cell>
          <table:table-cell office:value-type="float" office:value="39934" calcext:value-type="float">
            <text:p>39934</text:p>
          </table:table-cell>
          <table:table-cell table:style-name="ce2" office:value-type="float" office:value="4178608" calcext:value-type="float">
            <text:p>41786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0.22" calcext:value-type="float">
            <text:p>0.22</text:p>
          </table:table-cell>
          <table:table-cell table:style-name="ce7" office:value-type="string" calcext:value-type="string">
            <text:p>175</text:p>
          </table:table-cell>
          <table:table-cell office:value-type="float" office:value="176" calcext:value-type="float">
            <text:p>176</text:p>
          </table:table-cell>
          <table:table-cell table:style-name="ce2" office:value-type="float" office:value="15270" calcext:value-type="float">
            <text:p>152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0.25" calcext:value-type="float">
            <text:p>0.25</text:p>
          </table:table-cell>
          <table:table-cell table:style-name="ce7" office:value-type="string" calcext:value-type="string">
            <text:p>187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15399" calcext:value-type="float">
            <text:p>153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SMALL</text:p>
          </table:table-cell>
          <table:table-cell table:style-name="ce4" office:value-type="string" calcext:value-type="string">
            <text:p>RR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0.22" calcext:value-type="float">
            <text:p>0.22</text:p>
          </table:table-cell>
          <table:table-cell table:style-name="ce7" office:value-type="string" calcext:value-type="string">
            <text:p>195</text:p>
          </table:table-cell>
          <table:table-cell office:value-type="float" office:value="204" calcext:value-type="float">
            <text:p>204</text:p>
          </table:table-cell>
          <table:table-cell table:style-name="ce2" office:value-type="float" office:value="15198" calcext:value-type="float">
            <text:p>15198</text:p>
          </table:table-cell>
          <table:table-cell>
            <draw:frame table:end-cell-address="data.Q42" table:end-x="8.76pt" table:end-y="11.34pt" draw:z-index="1" draw:style-name="gr1" draw:text-style-name="P1" svg:width="446.29pt" svg:height="255.23pt" svg:x="3.46pt" svg:y="12.1pt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float" office:value="14.96" calcext:value-type="float">
            <text:p>14.96</text:p>
          </table:table-cell>
          <table:table-cell table:style-name="ce2" office:value-type="float" office:value="45.21" calcext:value-type="float">
            <text:p>45.21</text:p>
          </table:table-cell>
          <table:table-cell table:style-name="ce2" office:value-type="float" office:value="2.25" calcext:value-type="float">
            <text:p>2.25</text:p>
          </table:table-cell>
          <table:table-cell table:style-name="ce7" office:value-type="string" calcext:value-type="string">
            <text:p>317</text:p>
          </table:table-cell>
          <table:table-cell office:value-type="float" office:value="1937" calcext:value-type="float">
            <text:p>1937</text:p>
          </table:table-cell>
          <table:table-cell table:style-name="ce2" office:value-type="float" office:value="180345" calcext:value-type="float">
            <text:p>180345</text:p>
          </table:table-cell>
          <table:table-cell>
            <draw:frame table:end-cell-address="data.Q43" table:end-x="13.18pt" table:end-y="0.23pt" draw:z-index="4" draw:style-name="gr1" draw:text-style-name="P1" svg:width="446.46pt" svg:height="255.06pt" svg:x="7.71pt" svg:y="1.16pt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table:end-cell-address="data.Q43" table:end-x="16.58pt" table:end-y="2.32pt" draw:z-index="7" draw:style-name="gr1" draw:text-style-name="P1" svg:width="446.29pt" svg:height="255.23pt" svg:x="11.28pt" svg:y="3.09pt">
              <loext:p draw:notify-on-update-of-ranges="data.C11:data.C19 data.E11:data.E19 data.F11:data.F19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11.72" calcext:value-type="float">
            <text:p>11.72</text:p>
          </table:table-cell>
          <table:table-cell table:style-name="ce2" office:value-type="float" office:value="44.47" calcext:value-type="float">
            <text:p>44.47</text:p>
          </table:table-cell>
          <table:table-cell table:style-name="ce2" office:value-type="float" office:value="1.74" calcext:value-type="float">
            <text:p>1.74</text:p>
          </table:table-cell>
          <table:table-cell table:style-name="ce7" office:value-type="string" calcext:value-type="string">
            <text:p>394</text:p>
          </table:table-cell>
          <table:table-cell office:value-type="float" office:value="34307" calcext:value-type="float">
            <text:p>34307</text:p>
          </table:table-cell>
          <table:table-cell table:style-name="ce2" office:value-type="float" office:value="175439" calcext:value-type="float">
            <text:p>1754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RR</text:p>
          </table:table-cell>
          <table:table-cell table:style-name="ce2" office:value-type="float" office:value="14.68" calcext:value-type="float">
            <text:p>14.68</text:p>
          </table:table-cell>
          <table:table-cell table:style-name="ce2" office:value-type="float" office:value="45.15" calcext:value-type="float">
            <text:p>45.15</text:p>
          </table:table-cell>
          <table:table-cell table:style-name="ce2" office:value-type="float" office:value="2.07" calcext:value-type="float">
            <text:p>2.07</text:p>
          </table:table-cell>
          <table:table-cell table:style-name="ce7" office:value-type="string" calcext:value-type="string">
            <text:p>321</text:p>
          </table:table-cell>
          <table:table-cell office:value-type="float" office:value="1984" calcext:value-type="float">
            <text:p>1984</text:p>
          </table:table-cell>
          <table:table-cell table:style-name="ce2" office:value-type="float" office:value="156759" calcext:value-type="float">
            <text:p>1567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float" office:value="157.22" calcext:value-type="float">
            <text:p>157.22</text:p>
          </table:table-cell>
          <table:table-cell table:style-name="ce2" office:value-type="float" office:value="449.44" calcext:value-type="float">
            <text:p>449.44</text:p>
          </table:table-cell>
          <table:table-cell table:style-name="ce2" office:value-type="float" office:value="30.71" calcext:value-type="float">
            <text:p>30.71</text:p>
          </table:table-cell>
          <table:table-cell table:style-name="ce7" office:value-type="string" calcext:value-type="string">
            <text:p>305</text:p>
          </table:table-cell>
          <table:table-cell office:value-type="float" office:value="20624" calcext:value-type="float">
            <text:p>20624</text:p>
          </table:table-cell>
          <table:table-cell table:style-name="ce2" office:value-type="float" office:value="2026760" calcext:value-type="float">
            <text:p>20267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116.7" calcext:value-type="float">
            <text:p>116.7</text:p>
          </table:table-cell>
          <table:table-cell table:style-name="ce2" office:value-type="float" office:value="446.26" calcext:value-type="float">
            <text:p>446.26</text:p>
          </table:table-cell>
          <table:table-cell table:style-name="ce2" office:value-type="float" office:value="16.21" calcext:value-type="float">
            <text:p>16.21</text:p>
          </table:table-cell>
          <table:table-cell table:style-name="ce7" office:value-type="string" calcext:value-type="string">
            <text:p>396</text:p>
          </table:table-cell>
          <table:table-cell office:value-type="float" office:value="369629" calcext:value-type="float">
            <text:p>369629</text:p>
          </table:table-cell>
          <table:table-cell table:style-name="ce2" office:value-type="float" office:value="1609316" calcext:value-type="float">
            <text:p>1609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LARGE</text:p>
          </table:table-cell>
          <table:table-cell table:style-name="ce4" office:value-type="string" calcext:value-type="string">
            <text:p>RR</text:p>
          </table:table-cell>
          <table:table-cell table:style-name="ce2" office:value-type="float" office:value="163.22" calcext:value-type="float">
            <text:p>163.22</text:p>
          </table:table-cell>
          <table:table-cell table:style-name="ce2" office:value-type="float" office:value="449.91" calcext:value-type="float">
            <text:p>449.91</text:p>
          </table:table-cell>
          <table:table-cell table:style-name="ce2" office:value-type="float" office:value="29.18" calcext:value-type="float">
            <text:p>29.18</text:p>
          </table:table-cell>
          <table:table-cell table:style-name="ce7" office:value-type="string" calcext:value-type="string">
            <text:p>293</text:p>
          </table:table-cell>
          <table:table-cell office:value-type="float" office:value="20739" calcext:value-type="float">
            <text:p>20739</text:p>
          </table:table-cell>
          <table:table-cell table:style-name="ce2" office:value-type="float" office:value="1975673" calcext:value-type="float">
            <text:p>1975673</text:p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data.Q63" table:end-x="2.66pt" table:end-y="1.79pt" draw:z-index="8" draw:style-name="gr1" draw:text-style-name="P1" svg:width="446.03pt" svg:height="255.06pt" svg:x="65.88pt" svg:y="2.72pt">
              <loext:p draw:notify-on-update-of-ranges="data.C20:data.C28 data.E20:data.E28 data.F20:data.F28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>
            <draw:frame table:end-cell-address="data.Q63" table:end-x="7.2pt" table:end-y="3.83pt" draw:z-index="2" draw:style-name="gr1" draw:text-style-name="P1" svg:width="445.86pt" svg:height="255.23pt" svg:x="2.32pt" svg:y="4.59pt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8"/>
          <table:table-cell>
            <draw:frame table:end-cell-address="data.P63" table:end-x="32.12pt" table:end-y="12.1pt" draw:z-index="5" draw:style-name="gr1" draw:text-style-name="P1" svg:width="447.68pt" svg:height="255.23pt" svg:x="30.7pt" svg:y="0.09pt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ata.E3:data.E3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creator>tom </dc:creator>
    <dc:date>2015-11-08T20:46:46.152616857</dc:date>
    <meta:editing-cycles>19</meta:editing-cycles>
    <meta:editing-duration>PT4H49M51S</meta:editing-duration>
    <meta:generator>LibreOffice/5.0.2.2$Linux_X86_64 LibreOffice_project/00m0$Build-2</meta:generator>
    <meta:document-statistic meta:table-count="1" meta:cell-count="25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29cm" svg:height="9.436cm" xlink:href="." xlink:type="simple" chart:class="chart:bar" chart:style-name="ch1">
        <chart:title svg:x="4.788cm" svg:y="0.324cm" chart:style-name="ch2">
          <text:p>CPU Bound Conext Switches</text:p>
        </chart:title>
        <chart:legend chart:legend-position="end" svg:x="13.407cm" svg:y="4.17cm" style:legend-expansion="high" chart:style-name="ch3"/>
        <chart:plot-area chart:style-name="ch4" chart:data-source-has-labels="both" svg:x="1.327cm" svg:y="1.317cm" svg:width="11.764cm" svg:height="7.931cm">
          <chartooo:coordinate-region svg:x="2.689cm" svg:y="1.517cm" svg:width="10.402cm" svg:height="7.084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title svg:x="0.451cm" svg:y="6.609cm" chart:style-name="ch7">
              <text:p>Conext Switches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series chart:style-name="ch10" chart:values-cell-range-address="local-table.$C$2:.$C$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oluntary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FO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479">
                <text:p>247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21">
                <text:p>2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2159">
                <text:p>215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4869">
                <text:p>24869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213">
                <text:p>221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21456">
                <text:p>21456</text:p>
              </table:table-cell>
              <table:table-cell office:value-type="float" office:value="12163">
                <text:p>1216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58793">
                <text:p>258793</text:p>
              </table:table-cell>
              <table:table-cell office:value-type="float" office:value="11785">
                <text:p>11785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2499">
                <text:p>22499</text:p>
              </table:table-cell>
              <table:table-cell office:value-type="float" office:value="11992">
                <text:p>11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745cm" svg:height="9.005cm" xlink:href="." xlink:type="simple" chart:class="chart:bar" chart:style-name="ch1">
        <chart:title svg:x="4.905cm" svg:y="0.316cm" chart:style-name="ch2">
          <text:p>I/O Bound Conext Switches</text:p>
        </chart:title>
        <chart:legend chart:legend-position="end" svg:x="13.323cm" svg:y="3.954cm" style:legend-expansion="high" chart:style-name="ch3"/>
        <chart:plot-area chart:style-name="ch4" chart:data-source-has-labels="both" svg:x="1.325cm" svg:y="1.301cm" svg:width="11.684cm" svg:height="7.524cm">
          <chartooo:coordinate-region svg:x="2.872cm" svg:y="1.5cm" svg:width="10.137cm" svg:height="6.678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title svg:x="0.451cm" svg:y="6.443cm" chart:style-name="ch7">
              <text:p>Context Switches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series chart:style-name="ch10" chart:values-cell-range-address="local-table.$C$2:.$C$10" chart:label-cell-address="local-table.$C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oluntary</text:p>
              </table:table-cell>
              <table:table-cell office:value-type="string">
                <text:p>voluntary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</table:table-cell>
              <table:table-cell office:value-type="float" office:value="253">
                <text:p>253</text:p>
              </table:table-cell>
              <table:table-cell office:value-type="float" office:value="30137">
                <text:p>3013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77">
                <text:p>177</text:p>
              </table:table-cell>
              <table:table-cell office:value-type="float" office:value="30354">
                <text:p>30354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54">
                <text:p>254</text:p>
              </table:table-cell>
              <table:table-cell office:value-type="float" office:value="30167">
                <text:p>30167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75">
                <text:p>7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5329">
                <text:p>5329</text:p>
              </table:table-cell>
              <table:table-cell office:value-type="float" office:value="331011">
                <text:p>331011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3429">
                <text:p>3429</text:p>
              </table:table-cell>
              <table:table-cell office:value-type="float" office:value="336151">
                <text:p>336151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48871">
                <text:p>48871</text:p>
              </table:table-cell>
              <table:table-cell office:value-type="float" office:value="4185427">
                <text:p>418542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84235">
                <text:p>84235</text:p>
              </table:table-cell>
              <table:table-cell office:value-type="float" office:value="4882731">
                <text:p>4882731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39934">
                <text:p>39934</text:p>
              </table:table-cell>
              <table:table-cell office:value-type="float" office:value="4178608">
                <text:p>4178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73cm" svg:height="9.005cm" xlink:href="." xlink:type="simple" chart:class="chart:bar" chart:style-name="ch1">
        <chart:title svg:x="5.255cm" svg:y="0.316cm" chart:style-name="ch2">
          <text:p>Mixed Context Switches</text:p>
        </chart:title>
        <chart:legend chart:legend-position="end" svg:x="13.308cm" svg:y="3.954cm" style:legend-expansion="high" chart:style-name="ch3"/>
        <chart:plot-area chart:style-name="ch4" chart:data-source-has-labels="both" svg:x="0.314cm" svg:y="1.301cm" svg:width="12.68cm" svg:height="7.524cm">
          <chartooo:coordinate-region svg:x="1.861cm" svg:y="1.5cm" svg:width="11.133cm" svg:height="6.678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oluntary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FO</text:p>
              </table:table-cell>
              <table:table-cell office:value-type="float" office:value="176">
                <text:p>176</text:p>
              </table:table-cell>
              <table:table-cell office:value-type="float" office:value="15270">
                <text:p>1527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72">
                <text:p>172</text:p>
              </table:table-cell>
              <table:table-cell office:value-type="float" office:value="15399">
                <text:p>15399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04">
                <text:p>204</text:p>
              </table:table-cell>
              <table:table-cell office:value-type="float" office:value="15198">
                <text:p>15198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1937">
                <text:p>1937</text:p>
              </table:table-cell>
              <table:table-cell office:value-type="float" office:value="180345">
                <text:p>18034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4307">
                <text:p>34307</text:p>
              </table:table-cell>
              <table:table-cell office:value-type="float" office:value="175439">
                <text:p>175439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1984">
                <text:p>1984</text:p>
              </table:table-cell>
              <table:table-cell office:value-type="float" office:value="156759">
                <text:p>156759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20624">
                <text:p>20624</text:p>
              </table:table-cell>
              <table:table-cell office:value-type="float" office:value="2026760">
                <text:p>202676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69629">
                <text:p>369629</text:p>
              </table:table-cell>
              <table:table-cell office:value-type="float" office:value="1609316">
                <text:p>1609316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0739">
                <text:p>20739</text:p>
              </table:table-cell>
              <table:table-cell office:value-type="float" office:value="1975673">
                <text:p>19756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773cm" svg:height="9.005cm" xlink:href="." xlink:type="simple" chart:class="chart:bar" chart:style-name="ch1">
        <chart:title svg:x="5.501cm" svg:y="0.316cm" chart:style-name="ch2">
          <text:p>CPU Bound Wall Time</text:p>
        </chart:title>
        <chart:legend chart:legend-position="end" svg:x="14.436cm" svg:y="4.203cm" style:legend-expansion="high" chart:style-name="ch3"/>
        <chart:plot-area chart:style-name="ch4" chart:data-source-has-labels="both" svg:x="1.326cm" svg:y="1.301cm" svg:width="12.795cm" svg:height="7.524cm">
          <chartooo:coordinate-region svg:x="2.133cm" svg:y="1.5cm" svg:width="11.988cm" svg:height="6.678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title svg:x="0.451cm" svg:y="5.782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229.17">
                <text:p>229.1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24.86">
                <text:p>224.86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28.82">
                <text:p>228.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751cm" svg:height="8.999cm" xlink:href="." xlink:type="simple" chart:class="chart:bar" chart:style-name="ch1">
        <chart:title svg:x="5.649cm" svg:y="0.315cm" chart:style-name="ch2">
          <text:p>I/O Bound Wall Time</text:p>
        </chart:title>
        <chart:legend chart:legend-position="end" svg:x="14.414cm" svg:y="4.2cm" style:legend-expansion="high" chart:style-name="ch3"/>
        <chart:plot-area chart:style-name="ch4" chart:data-source-has-labels="both" svg:x="1.326cm" svg:y="1.299cm" svg:width="12.773cm" svg:height="7.521cm">
          <chartooo:coordinate-region svg:x="2.133cm" svg:y="1.498cm" svg:width="11.966cm" svg:height="6.675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title svg:x="0.451cm" svg:y="5.778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94.22">
                <text:p>94.22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100.56">
                <text:p>100.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794cm" svg:height="9.005cm" xlink:href="." xlink:type="simple" chart:class="chart:bar" chart:style-name="ch1">
        <chart:title svg:x="6.107cm" svg:y="0.316cm" chart:style-name="ch2">
          <text:p>Mixed Wall Time</text:p>
        </chart:title>
        <chart:legend chart:legend-position="end" svg:x="14.457cm" svg:y="4.203cm" style:legend-expansion="high" chart:style-name="ch3"/>
        <chart:plot-area chart:style-name="ch4" chart:data-source-has-labels="both" svg:x="1.326cm" svg:y="1.301cm" svg:width="12.816cm" svg:height="7.524cm">
          <chartooo:coordinate-region svg:x="2.133cm" svg:y="1.5cm" svg:width="12.009cm" svg:height="6.678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title svg:x="0.451cm" svg:y="5.782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157.22">
                <text:p>157.2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163.22">
                <text:p>163.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731cm" svg:height="9.004cm" xlink:href=".." xlink:type="simple" chart:class="chart:bar" chart:style-name="ch1">
        <chart:title svg:x="4.594cm" svg:y="0.316cm" chart:style-name="ch2">
          <text:p>CPU Bound User/System Time</text:p>
        </chart:title>
        <chart:legend chart:legend-position="end" svg:x="13.838cm" svg:y="3.954cm" style:legend-expansion="high" chart:style-name="ch3"/>
        <chart:plot-area chart:style-name="ch4" table:cell-range-address="data.C2:data.C10 data.E2:data.F10" chart:data-source-has-labels="both" svg:x="1.325cm" svg:y="1.301cm" svg:width="12.199cm" svg:height="7.523cm">
          <chartooo:coordinate-region svg:x="2.317cm" svg:y="1.5cm" svg:width="11.207cm" svg:height="6.677cm"/>
          <chart:axis chart:dimension="x" chart:name="primary-x" chart:style-name="ch5" chartooo:axis-type="auto">
            <chartooo:date-scale/>
            <chart:categories table:cell-range-address="data.C2:data.C10"/>
          </chart:axis>
          <chart:axis chart:dimension="y" chart:name="primary-y" chart:style-name="ch6">
            <chart:title svg:x="0.451cm" svg:y="6.164cm" chart:style-name="ch7">
              <text:p>CPU Seconds</text:p>
            </chart:title>
            <chart:grid chart:style-name="ch8" chart:class="major"/>
          </chart:axis>
          <chart:series chart:style-name="ch9" chart:values-cell-range-address="data.E2:data.E10" loext:label-string="user" chart:class="chart:bar">
            <chart:data-point chart:repeated="9"/>
          </chart:series>
          <chart:series chart:style-name="ch10" chart:values-cell-range-address="data.F2:data.F10" loext:label-string="system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</table:table-cell>
              <table:table-cell office:value-type="string">
                <text:p>system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ata.C2:data.C10</svg:desc>
                </draw:g>
              </table:table-cell>
              <table:table-cell office:value-type="float" office:value="8.97">
                <text:p>8.97</text:p>
                <draw:g>
                  <svg:desc>data.E2:data.E10</svg:desc>
                </draw:g>
              </table:table-cell>
              <table:table-cell office:value-type="float" office:value="0.03">
                <text:p>0.03</text:p>
                <draw:g>
                  <svg:desc>data.F2:data.F10</svg:desc>
                </draw:g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8.98">
                <text:p>8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89.9">
                <text:p>89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89.8">
                <text:p>89.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89.82">
                <text:p>89.8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901.53">
                <text:p>901.5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896.72">
                <text:p>896.7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900.64">
                <text:p>900.64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745cm" svg:height="9.005cm" xlink:href=".." xlink:type="simple" chart:class="chart:bar" chart:style-name="ch1">
        <chart:title svg:x="4.759cm" svg:y="0.316cm" chart:style-name="ch2">
          <text:p>I/O Bound User/System Time</text:p>
        </chart:title>
        <chart:legend chart:legend-position="end" svg:x="13.852cm" svg:y="3.954cm" style:legend-expansion="high" chart:style-name="ch3"/>
        <chart:plot-area chart:style-name="ch4" table:cell-range-address="data.C11:data.C19 data.E11:data.F19" chart:data-source-has-labels="both" svg:x="1.325cm" svg:y="1.301cm" svg:width="12.213cm" svg:height="7.524cm">
          <chartooo:coordinate-region svg:x="1.946cm" svg:y="1.5cm" svg:width="11.592cm" svg:height="6.678cm"/>
          <chart:axis chart:dimension="x" chart:name="primary-x" chart:style-name="ch5" chartooo:axis-type="auto">
            <chartooo:date-scale/>
            <chart:categories table:cell-range-address="data.C11:data.C19"/>
          </chart:axis>
          <chart:axis chart:dimension="y" chart:name="primary-y" chart:style-name="ch6">
            <chart:title svg:x="0.451cm" svg:y="5.861cm" chart:style-name="ch7">
              <text:p>CPU Time</text:p>
            </chart:title>
            <chart:grid chart:style-name="ch8" chart:class="major"/>
          </chart:axis>
          <chart:series chart:style-name="ch9" chart:values-cell-range-address="data.E11:data.E19" loext:label-string="user" chart:class="chart:bar">
            <chart:data-point chart:repeated="9"/>
          </chart:series>
          <chart:series chart:style-name="ch10" chart:values-cell-range-address="data.F11:data.F19" loext:label-string="system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</table:table-cell>
              <table:table-cell office:value-type="string">
                <text:p>system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ata.C11:data.C19</svg:desc>
                </draw:g>
              </table:table-cell>
              <table:table-cell office:value-type="float" office:value="0.01">
                <text:p>0.01</text:p>
                <draw:g>
                  <svg:desc>data.E11:data.E19</svg:desc>
                </draw:g>
              </table:table-cell>
              <table:table-cell office:value-type="float" office:value="0.56">
                <text:p>0.56</text:p>
                <draw:g>
                  <svg:desc>data.F11:data.F19</svg:desc>
                </draw:g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0.02">
                <text:p>0.0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19">
                <text:p>0.19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0.15">
                <text:p>0.1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2.39">
                <text:p>2.39</text:p>
              </table:table-cell>
              <table:table-cell office:value-type="float" office:value="64.83">
                <text:p>64.8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.26">
                <text:p>2.26</text:p>
              </table:table-cell>
              <table:table-cell office:value-type="float" office:value="65.19">
                <text:p>65.19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2.28">
                <text:p>2.28</text:p>
              </table:table-cell>
              <table:table-cell office:value-type="float" office:value="65.27">
                <text:p>65.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736cm" svg:height="8.999cm" xlink:href=".." xlink:type="simple" chart:class="chart:bar" chart:style-name="ch1">
        <chart:title svg:x="5.192cm" svg:y="0.315cm" chart:style-name="ch2">
          <text:p>Mixed User/System Time</text:p>
        </chart:title>
        <chart:legend chart:legend-position="end" svg:x="13.843cm" svg:y="3.951cm" style:legend-expansion="high" chart:style-name="ch3"/>
        <chart:plot-area chart:style-name="ch4" table:cell-range-address="data.C20:data.C28 data.E20:data.F28" chart:data-source-has-labels="both" svg:x="1.325cm" svg:y="1.299cm" svg:width="12.204cm" svg:height="7.521cm">
          <chartooo:coordinate-region svg:x="2.132cm" svg:y="1.499cm" svg:width="11.397cm" svg:height="6.674cm"/>
          <chart:axis chart:dimension="x" chart:name="primary-x" chart:style-name="ch5" chartooo:axis-type="auto">
            <chartooo:date-scale/>
            <chart:categories table:cell-range-address="data.C20:data.C28"/>
          </chart:axis>
          <chart:axis chart:dimension="y" chart:name="primary-y" chart:style-name="ch6">
            <chart:title svg:x="0.451cm" svg:y="6.161cm" chart:style-name="ch7">
              <text:p>CPU Seconds</text:p>
            </chart:title>
            <chart:grid chart:style-name="ch8" chart:class="major"/>
          </chart:axis>
          <chart:series chart:style-name="ch9" chart:values-cell-range-address="data.E20:data.E28" loext:label-string="user" chart:class="chart:bar">
            <chart:data-point chart:repeated="9"/>
          </chart:series>
          <chart:series chart:style-name="ch10" chart:values-cell-range-address="data.F20:data.F28" loext:label-string="system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</table:table-cell>
              <table:table-cell office:value-type="string">
                <text:p>system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ata.C20:data.C28</svg:desc>
                </draw:g>
              </table:table-cell>
              <table:table-cell office:value-type="float" office:value="4.36">
                <text:p>4.36</text:p>
                <draw:g>
                  <svg:desc>data.E20:data.E28</svg:desc>
                </draw:g>
              </table:table-cell>
              <table:table-cell office:value-type="float" office:value="0.22">
                <text:p>0.22</text:p>
                <draw:g>
                  <svg:desc>data.F20:data.F28</svg:desc>
                </draw:g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.36">
                <text:p>4.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4.44">
                <text:p>4.4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45.21">
                <text:p>45.2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4.47">
                <text:p>44.4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45.15">
                <text:p>45.1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449.44">
                <text:p>449.44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46.26">
                <text:p>446.26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449.91">
                <text:p>449.91</text:p>
              </table:table-cell>
              <table:table-cell office:value-type="float" office:value="29.18">
                <text:p>29.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